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Footnote">
      <style:paragraph-properties fo:margin-left="0cm" fo:margin-right="0cm" fo:text-indent="0cm" style:auto-text-indent="false">
        <style:tab-stops/>
      </style:paragraph-properties>
    </style:style>
    <style:style style:name="P2" style:family="paragraph" style:parent-style-name="Standard">
      <style:paragraph-properties fo:line-height="150%"/>
      <style:text-properties style:font-name="Calibri" fo:font-weight="bold" officeooo:rsid="000aa186" officeooo:paragraph-rsid="000aa186" style:font-weight-asian="bold" style:font-weight-complex="bold"/>
    </style:style>
    <style:style style:name="P3" style:family="paragraph" style:parent-style-name="Standard">
      <style:paragraph-properties fo:line-height="150%"/>
      <style:text-properties style:font-name="Calibri" fo:font-weight="bold" style:font-weight-asian="bold"/>
    </style:style>
    <style:style style:name="P4" style:family="paragraph" style:parent-style-name="Standard">
      <style:paragraph-properties fo:line-height="150%"/>
      <style:text-properties style:font-name="Calibri" fo:font-size="9pt" fo:language="en" fo:country="US" style:font-size-asian="9pt"/>
    </style:style>
    <style:style style:name="P5" style:family="paragraph" style:parent-style-name="Standard">
      <style:paragraph-properties fo:line-height="150%"/>
      <style:text-properties style:font-name="Calibri" fo:font-size="9pt" style:font-size-asian="9pt"/>
    </style:style>
    <style:style style:name="P6" style:family="paragraph" style:parent-style-name="Standard">
      <style:paragraph-properties fo:line-height="150%" fo:text-align="center" style:justify-single-word="false"/>
      <style:text-properties style:font-name="Calibri" fo:font-size="9pt" style:font-size-asian="9pt"/>
    </style:style>
    <style:style style:name="P7" style:family="paragraph" style:parent-style-name="Standard">
      <style:paragraph-properties fo:line-height="150%"/>
      <style:text-properties style:font-name="Calibri"/>
    </style:style>
    <style:style style:name="P8" style:family="paragraph" style:parent-style-name="Standard">
      <style:paragraph-properties fo:line-height="150%"/>
      <style:text-properties style:font-name="Calibri" style:text-underline-style="solid" style:text-underline-width="auto" style:text-underline-color="font-color" style:text-underline-mode="continuous" style:text-overline-mode="continuous" style:text-line-through-mode="continuous"/>
    </style:style>
    <style:style style:name="P9" style:family="paragraph" style:parent-style-name="Standard">
      <style:paragraph-properties fo:line-height="150%"/>
      <style:text-properties style:font-name="Calibri" fo:font-style="italic" style:font-style-asian="italic"/>
    </style:style>
    <style:style style:name="P10" style:family="paragraph" style:parent-style-name="Standard">
      <style:paragraph-properties fo:line-height="150%"/>
    </style:style>
    <style:style style:name="P11" style:family="paragraph" style:parent-style-name="Standard">
      <style:paragraph-properties fo:line-height="150%"/>
      <style:text-properties fo:color="#000000" style:font-name="Calibri" fo:background-color="#ffffff" style:font-name-complex="Arial" style:font-weight-complex="bold"/>
    </style:style>
    <style:style style:name="P12" style:family="paragraph" style:parent-style-name="Standard" style:master-page-name="MP0">
      <style:paragraph-properties fo:line-height="150%" fo:text-align="center" style:justify-single-word="false" style:page-number="auto" fo:break-before="page"/>
      <style:text-properties style:font-name="Calibri" fo:font-size="15pt" fo:language="en" fo:country="US" style:font-size-asian="15pt"/>
    </style:style>
    <style:style style:name="P13" style:family="paragraph" style:parent-style-name="Standard">
      <style:paragraph-properties fo:line-height="150%"/>
      <style:text-properties style:font-name="Calibri" officeooo:rsid="000aa186"/>
    </style:style>
    <style:style style:name="P14" style:family="paragraph" style:parent-style-name="Standard">
      <style:paragraph-properties fo:line-height="150%"/>
      <style:text-properties style:font-name="Calibri"/>
    </style:style>
    <style:style style:name="T1" style:family="text">
      <style:text-properties style:font-name="Calibri"/>
    </style:style>
    <style:style style:name="T2" style:family="text">
      <style:text-properties style:font-name="Calibri" fo:font-size="10pt" style:font-size-asian="10pt" style:font-size-complex="10pt"/>
    </style:style>
    <style:style style:name="T3" style:family="text">
      <style:text-properties fo:color="#333333" style:font-name="Calibri"/>
    </style:style>
    <style:style style:name="T4" style:family="text">
      <style:text-properties fo:color="#000000" style:font-name="Calibri" fo:background-color="#ffffff" style:font-name-complex="Arial" style:font-weight-complex="bold"/>
    </style:style>
    <style:style style:name="T5" style:family="text">
      <style:text-properties officeooo:rsid="000aa186"/>
    </style:style>
    <style:style style:name="T6" style:family="text">
      <style:text-properties officeooo:rsid="000cda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Leap-Scratch - Ein In-Air-Turntable-Simulator</text:p>
      <text:p text:style-name="P4"/>
      <text:p text:style-name="P6">Samuel Zeitler, Maximilian Körner</text:p>
      <text:p text:style-name="P5"/>
      <text:p text:style-name="P7"/>
      <text:p text:style-name="P3">Keywords</text:p>
      <text:p text:style-name="P7"/>
      <text:p text:style-name="P7">Leap-Motion, Scratching, Gestensteuerung, Audiostreaiming, Audio-Resampling, Interpolation</text:p>
      <text:p text:style-name="P7"/>
      <text:p text:style-name="P3">Abstract</text:p>
      <text:p text:style-name="P5"/>
      <text:p text:style-name="P7">Leap-Scratch simuliert das Verhalten und die Audioeigenschaften eines Plattenspielers während der manuellen Interaktion, dem Scratchen. Mit einem Leap-Motion Controller wird eine sich drehende Schallplatte im Raum simuliert und relativ dazu die Hand-Positionen des Nutzers analysiert, um die wiederzugebende Audioinformation so zu manipulieren, als wäre mit einem Plattenspieler interagiert worden. </text:p>
      <text:p text:style-name="P7"/>
      <text:p text:style-name="P7"/>
      <text:p text:style-name="P3">Einführung</text:p>
      <text:p text:style-name="P7"/>
      <text:p text:style-name="P7">Bisher ist das Scratchen zwangsläufig mit teuren analogen Plattenspielern verbunden, was den Einstieg in dieses Feld nicht einfach macht. Über den vergleichsweise günstigen Leap-Controller und die Verwendung digitaler Audiodateien wird dieser stark erleichtert. </text:p>
      <text:p text:style-name="P7">Das Ziel ist es eine einfache Alternative zu regulären Turntables zu bieten. Die geringe Latenz des Systems erlaubt einen Live Einsatz und durch die Robustheit und Portabilität des Leap-Controllers kann es auch bei für Plattenspieler ungeeigneten Bedingungen eingesetzt werden.</text:p>
      <text:p text:style-name="P7">Mit Leap-Scratch können die gewünschten Effekte völlig ohne teures Equipment erzielt werden, auch weil die Verwendung von sogenannten Timecodeplatten zur Wiedergabe von digitaler Musik über einen analogen Turntable nicht benötigt wird.</text:p>
      <text:p text:style-name="P7"/>
      <text:p text:style-name="P7"/>
      <text:p text:style-name="P3">Verwandte Arbeiten</text:p>
      <text:p text:style-name="P7"/>
      <text:p text:style-name="P10"><text:span text:style-name="Absatz-Standardschriftart"><text:span text:style-name="T1">Es existieren einige Projekte und Veröffentlichungen, an welchen sich dieses Projekt teilweise </text:span></text:span><text:soft-page-break/><text:span text:style-name="Absatz-Standardschriftart"><text:span text:style-name="T1">orientiert. Numark hat mit dem ns6-System</text:span></text:span><text:span text:style-name="Footnote_20_Symbol"><text:span text:style-name="T1"><text:note text:id="ftn1" text:note-class="footnote"><text:note-citation>1</text:note-citation><text:note-body><text:p text:style-name="Standard"><text:span text:style-name="Absatz-Standardschriftart"><text:span text:style-name="T2"><text:s/></text:span></text:span><text:a xlink:type="simple" xlink:href="http://www.numark.com/product/ns6" office:target-frame-name="_top" xlink:show="replace"><text:span text:style-name="Absatz-Standardschriftart"><text:span text:style-name="T2">http://www.numark.com/product/ns6</text:span></text:span></text:a></text:p></text:note-body></text:note></text:span></text:span><text:span text:style-name="Absatz-Standardschriftart"><text:span text:style-name="T1"> eine Möglichkeit geschaffen, scratchen ohne analogen Plattenspieler lebensecht zu simulieren. Mit diesem System ist ein adäquates Look-And-Feel garantiert, da es sich sehr stark an der originalen Technik orientiert. Es Arbeitet mit einer Variante der bereits erwähnten <text:s/>Timecodeplatten</text:span></text:span><text:span text:style-name="Footnote_20_Symbol"><text:span text:style-name="T1"><text:note text:id="ftn2" text:note-class="footnote"><text:note-citation>2</text:note-citation><text:note-body><text:p text:style-name="P1"><text:span text:style-name="Absatz-Standardschriftart"><text:span text:style-name="T1"><text:s/></text:span></text:span><text:a xlink:type="simple" xlink:href="http://de.wikipedia.org/wiki/Digital_Vinyl_System" office:target-frame-name="_top" xlink:show="replace"><text:span text:style-name="Absatz-Standardschriftart"><text:span text:style-name="T1">http://de.wikipedia.org/wiki/Digital_Vinyl_System</text:span></text:span></text:a></text:p></text:note-body></text:note></text:span></text:span><text:span text:style-name="Absatz-Standardschriftart"><text:span text:style-name="T1">.</text:span></text:span></text:p>
      <text:p text:style-name="P10"><text:span text:style-name="Absatz-Standardschriftart"><text:span text:style-name="T1">Ein Ansatz der dem vorgestellten System näher kommt, ist Touch-basierte scratch-Software</text:span></text:span><text:span text:style-name="Footnote_20_Symbol"><text:span text:style-name="T1"><text:note text:id="ftn3" text:note-class="footnote"><text:note-citation>3</text:note-citation><text:note-body><text:p text:style-name="P1"><text:span text:style-name="Absatz-Standardschriftart"><text:span text:style-name="T1"><text:s/></text:span></text:span><text:a xlink:type="simple" xlink:href="http://tap.dj/" office:target-frame-name="_top" xlink:show="replace"><text:span text:style-name="Absatz-Standardschriftart"><text:span text:style-name="T1">http://tap.dj/</text:span></text:span></text:a></text:p></text:note-body></text:note></text:span></text:span><text:span text:style-name="Absatz-Standardschriftart"><text:span text:style-name="T1"> </text:span></text:span><text:span text:style-name="Footnote_20_Symbol"><text:span text:style-name="T1"><text:note text:id="ftn4" text:note-class="footnote"><text:note-citation>4</text:note-citation><text:note-body><text:p text:style-name="P1"><text:span text:style-name="Absatz-Standardschriftart"><text:span text:style-name="T1"><text:s/></text:span></text:span><text:a xlink:type="simple" xlink:href="https://play.google.com/store/apps/details?id=com.edjing.edjingdjturntable&amp;hl=de" office:target-frame-name="_top" xlink:show="replace"><text:span text:style-name="Absatz-Standardschriftart"><text:span text:style-name="T1">https://play.google.com/store/apps/details?id=com.edjing.edjingdjturntable&amp;hl=de</text:span></text:span></text:a></text:p></text:note-body></text:note></text:span></text:span><text:span text:style-name="Absatz-Standardschriftart"><text:span text:style-name="T1">, welche in mehreren Variationen für viele verschiedene Plattformen, wie iOS oder Android zur Verfügung stehen. Hier werden die Schallplatten auf dem Touchscreen simuliert und die Interaktion mit diesem als Manipulationsinput ausgelesen.</text:span></text:span></text:p>
      <text:p text:style-name="P10"><text:span text:style-name="Absatz-Standardschriftart"><text:span text:style-name="T1">Eine Virtuelle Schallplatte mit Hilfe von In-Air-Gesten zu steuern, wurde unter anderem mit einigen Systemen realisiert, die sich der <text:s/>Ausgaben einer Microsoft Kinect-Kamera bedienten</text:span></text:span><text:span text:style-name="Footnote_20_Symbol"><text:span text:style-name="T1"><text:note text:id="ftn5" text:note-class="footnote"><text:note-citation>5</text:note-citation><text:note-body><text:p text:style-name="P1"><text:span text:style-name="Absatz-Standardschriftart"><text:span text:style-name="T1"><text:s/></text:span></text:span><text:a xlink:type="simple" xlink:href="http://zockworkorange.com/air-scratching-mit-kinect/" office:target-frame-name="_top" xlink:show="replace"><text:span text:style-name="Absatz-Standardschriftart"><text:span text:style-name="T1">http://zockworkorange.com/air-scratching-mit-kinect/</text:span></text:span></text:a></text:p></text:note-body></text:note></text:span></text:span><text:span text:style-name="Absatz-Standardschriftart"><text:span text:style-name="T1">.</text:span></text:span></text:p>
      <text:p text:style-name="P10"><text:span text:style-name="Absatz-Standardschriftart"><text:span text:style-name="T1">Die Idee, mit dem Leap-Motion-Controller digitale Audiospuren zu erzeugen oder zu manipulieren wurde bereits mit einigen Projekten verwirklicht. Ein Beispiel hierfür ist ein System von Stagecraft Software</text:span></text:span><text:span text:style-name="Footnote_20_Symbol"><text:span text:style-name="T1"><text:note text:id="ftn6" text:note-class="footnote"><text:note-citation>6</text:note-citation><text:note-body><text:p text:style-name="P1"><text:span text:style-name="Absatz-Standardschriftart"><text:span text:style-name="T1"><text:s/></text:span></text:span><text:a xlink:type="simple" xlink:href="http://www.youtube.com/watch?v=vARyzz1QxjA" office:target-frame-name="_top" xlink:show="replace"><text:span text:style-name="Absatz-Standardschriftart"><text:span text:style-name="T1">http://www.youtube.com/watch?v=vARyzz1QxjA</text:span></text:span></text:a></text:p></text:note-body></text:note></text:span></text:span><text:span text:style-name="Absatz-Standardschriftart"><text:span text:style-name="T1">, welches es erlaubt, Audiostreams zu manipulieren und zu resamplen, allerdings keine Simulation des klassischen Scratchen zur Verfügung stellt.</text:span></text:span></text:p>
      <text:p text:style-name="P10"><text:span text:style-name="Absatz-Standardschriftart"><text:span text:style-name="T1">Dieses Feature bieten Projekte wie AirScratch</text:span></text:span><text:span text:style-name="Footnote_20_Symbol"><text:span text:style-name="T1"><text:note text:id="ftn7" text:note-class="footnote"><text:note-citation>7</text:note-citation><text:note-body><text:p text:style-name="P1"><text:span text:style-name="Absatz-Standardschriftart"><text:span text:style-name="T1"><text:s/></text:span></text:span><text:a xlink:type="simple" xlink:href="http://www.youtube.com/watch?v=cLtj_uhMsVQ" office:target-frame-name="_top" xlink:show="replace"><text:span text:style-name="Absatz-Standardschriftart"><text:span text:style-name="T1">http://www.youtube.com/watch?v=cLtj_uhMsVQ</text:span></text:span></text:a></text:p></text:note-body></text:note></text:span></text:span><text:span text:style-name="Absatz-Standardschriftart"><text:span text:style-name="T1"> </text:span></text:span><text:span text:style-name="Absatz-Standardschriftart"><text:span text:style-name="T3">und Geco MIDI</text:span></text:span><text:span text:style-name="Footnote_20_Symbol"><text:span text:style-name="T3"><text:note text:id="ftn8" text:note-class="footnote"><text:note-citation>8</text:note-citation><text:note-body><text:p text:style-name="P1"><text:span text:style-name="Absatz-Standardschriftart"><text:span text:style-name="T1"><text:s/></text:span></text:span><text:a xlink:type="simple" xlink:href="https://airspace.leapmotion.com/apps/geco-midi/" office:target-frame-name="_top" xlink:show="replace"><text:span text:style-name="Absatz-Standardschriftart"><text:span text:style-name="T1">https://airspace.leapmotion.com/apps/geco-midi/</text:span></text:span></text:a></text:p></text:note-body></text:note></text:span></text:span><text:span text:style-name="Absatz-Standardschriftart"><text:span text:style-name="T3"> </text:span></text:span><text:span text:style-name="Footnote_20_Symbol"><text:span text:style-name="T3"><text:note text:id="ftn9" text:note-class="footnote"><text:note-citation>9</text:note-citation><text:note-body><text:p text:style-name="P1"><text:span text:style-name="Absatz-Standardschriftart"><text:span text:style-name="T1"><text:s/></text:span></text:span><text:a xlink:type="simple" xlink:href="http://www.youtube.com/watch?v=maxZfhFviLg" office:target-frame-name="_top" xlink:show="replace"><text:span text:style-name="Absatz-Standardschriftart"><text:span text:style-name="T1">http://www.youtube.com/watch?v=maxZfhFviLg</text:span></text:span></text:a></text:p></text:note-body></text:note></text:span></text:span><text:span text:style-name="Absatz-Standardschriftart"><text:span text:style-name="T3">. Allerdings wird hier nicht die klassische und intuitive Bewegung auf einer Schallplatte virtualisiert, sondern mit anderen Gesten gearbeitet.</text:span></text:span></text:p>
      <text:p text:style-name="P10"><text:span text:style-name="Absatz-Standardschriftart"><text:span text:style-name="T3">Dem hier vorgestellenten System am nähesten kommt sicherlich das Swoosh-Projekt</text:span></text:span><text:span text:style-name="Footnote_20_Symbol"><text:span text:style-name="T3"><text:note text:id="ftn10" text:note-class="footnote"><text:note-citation>10</text:note-citation><text:note-body><text:p text:style-name="Standard"><text:a xlink:type="simple" xlink:href="http://justaddmusicmedia.com/portfolio/swoosh" office:target-frame-name="_top" xlink:show="replace"><text:span text:style-name="Absatz-Standardschriftart"><text:span text:style-name="T2">http://justaddmusicmedia.com/portfolio/swoosh</text:span></text:span></text:a></text:p></text:note-body></text:note></text:span></text:span><text:span text:style-name="Absatz-Standardschriftart"><text:span text:style-name="T3">. Auch hier wird jedoch über eine vertikal angezeigte Benutzeroberfläche interagiert.</text:span></text:span></text:p>
      <text:p text:style-name="P10"><text:span text:style-name="Absatz-Standardschriftart"><text:span text:style-name="T3">Die Motivation, trotz der bestehenden Software ein weiteres System zu entwerfen, war die realistische und positionstreue Simulation einer physikalischen Schallplatte, um das Handling möglichst intuitiv zu halten. </text:span></text:span><text:span text:style-name="Absatz-Standardschriftart"><text:span text:style-name="T1">Daher wurden Erkenntnisse auch über die Positionierung der verschiedenen Instrumente und Pattern für die Bedienung aus <text:s/>Veröffentlichungen</text:span></text:span><text:span text:style-name="Footnote_20_Symbol"><text:span text:style-name="T1"><text:note text:id="ftn11" text:note-class="footnote"><text:note-citation>11</text:note-citation><text:note-body><text:p text:style-name="Standard"><text:a xlink:type="simple" xlink:href="http://www.speech.kth.se/~kjetil/files/thesis/HansenBresin06_NIME.pdf" office:target-frame-name="_top" xlink:show="replace"><text:span text:style-name="Absatz-Standardschriftart"><text:span text:style-name="T2">http://www.speech.kth.se/~kjetil/files/thesis/HansenBresin06_NIME.pdf</text:span></text:span></text:a></text:p></text:note-body></text:note></text:span></text:span><text:span text:style-name="Absatz-Standardschriftart"><text:span text:style-name="T1"> gezogen.</text:span></text:span></text:p>
      <text:p text:style-name="P5"/>
      <text:p text:style-name="P7"/>
      <text:p text:style-name="P3">Konzept</text:p>
      <text:p text:style-name="P7"/>
      <text:p text:style-name="P7"><text:soft-page-break/>Zur Verwendung des Systems wird über dem Leap-Controller in festem Abstand im Raum eine Platte simuliert. Dabei wird von den regulären Maßen und Drehgeschwindigkeit einer LP ausgegangen. Sobald eine vom System getrackte Hand in den Bereich der Platte eindringt, wird die physische Interaktion mit ihr simuliert. Mit einer Bewegung von oben nach unten kann der Benutzer die Platte zunächst sukzessiv abbremsen, bis sich die Hand auf Höhe der virtuellen Platte befindet. Ab diesem Zeitpunkt werden Bewegungen als Interaktion mit der Audiospur interpretiert. Bei Stillstand der Hand auf der Platte wird die Wiedergabe pausiert, was ein Festhalten darstellt. Bei Bewegung wird abhängig von der neuen Position die Audioinformation resampled, um die Wiedergabe mit veränderter Geschwindigkeit und gegebener Richtung darzustellen, welche aus einem manuellen drehen der Platte resultieren würde. Dadurch entsteht der gewünschte Scratch-Effekt. </text:p>
      <text:p text:style-name="P7">Zusätzlich zu diesem essenziellen Feature bietet das System weitere Eigenschaften eines klassischen Turntables an. So wird nicht lediglich ein Audiostream für die Interaktion zur Verfügung gestellt, sondern auch eine weitere Spur geboten, welche beispielsweise für einen Grundrythmus genutzt werden kann und von den interaktiven Scratch-Effekten nicht beeinträchtigt wird. Des Weiteren erhält der Benutzer die Möglichkeit, zwischen diesen deiden Audiospuren ein sogenanntes Crossfade anzuwenden, also das Lautstärke-Verhältnis relativ zur jeweils anderen Spur zu verändern. </text:p>
      <text:p text:style-name="P7"/>
      <text:p text:style-name="P7"/>
      <text:p text:style-name="P3">Komponenten</text:p>
      <text:p text:style-name="P7"/>
      <text:p text:style-name="P8">Hardware</text:p>
      <text:p text:style-name="P7"/>
      <text:p text:style-name="P10"><text:span text:style-name="Absatz-Standardschriftart"><text:span text:style-name="T1">Der Leap Motion Controller ist ein Trackingsystem, das im Jahre 2013 von dem Unternehmen </text:span></text:span><text:span text:style-name="Absatz-Standardschriftart"><text:span text:style-name="T4">Leap Motion, Inc. Veröffentlicht wurde. Der Controller wurde unter anderem entwickelt, um es Entwicklern zu ermöglichen preisgünstig und möglichst einfach Desktopanwendungen mit Gestensteuerung zu realisieren. Über drei kleine Infrarotkameras innerhalb des handlichen Controllers werden die Positionen und Ausrichtungen von Gegenständen, zum Beispiel und vorzugsweise Händen und den dazugehörigen Fingern, getrackt und diese über eine API zur Verfügung gestellt. Es werden zusätzlich einige vordefinierte Gesten out oft he Box errechnet und ebenfalls dem Entwickler angeboten. Es können so Swipe-, Circle- und zwie verschiedene Tab-Gesten ausgelesen werden. </text:span></text:span></text:p>
      <text:p text:style-name="P11"><text:soft-page-break/>Für das hier vorgestellte System wurde die Circle-Geste für die Lautstärkeregelung verwendet und die Koordinaten der X-, Y- und Z-Achsen der zwei getrackten Händen für Positionsberechnungen auf der virtuellen Schallplatte herangezogen.</text:p>
      <text:p text:style-name="P11"/>
      <text:p text:style-name="P7"/>
      <text:p text:style-name="P8">Software</text:p>
      <text:p text:style-name="P7"/>
      <text:p text:style-name="P9">Systemarchitektur</text:p>
      <text:p text:style-name="P9"><text:tab/><text:tab/></text:p>
      <text:p text:style-name="P9">Programmiersprache</text:p>
      <text:p text:style-name="P7"/>
      <text:p text:style-name="P7">Die API der Leap Motion wird in vielen Programmiersprachen Angeboten. Da die Plattformunabhängikeit ein wichtiger Aspekt der Entwicklung war und die Audioverarbeitung mit der dynamischen, interpretierten Sprache Python effektiv und effizient realisieren lässt, wurde das System mit Programmiersprache realisiert. </text:p>
      <text:p text:style-name="P7"><text:tab/><text:tab/></text:p>
      <text:p text:style-name="P9">Audiostreaming</text:p>
      <text:p text:style-name="P9"/>
      <text:p text:style-name="P9">Resampling</text:p>
      <text:p text:style-name="P9"/>
      <text:p text:style-name="P9">Interpolation</text:p>
      <text:p text:style-name="P9"/>
      <text:p text:style-name="P9">Benutzeroberfläche</text:p>
      <text:p text:style-name="P7"/>
      <text:p text:style-name="P7">Um die Benutzung des Systems noch intuitiver gestalten zu können, wurde eine grafische Benutzeroberfläche erstellt. Hier wird der Plattenspieler, mit dem interagiert werden soll daargestellt und die Aktionen des Benutzers in Echtzeit dargestellt. Dadurch werden die Positionierung der Hände und deren Bewegungen dem Benutzer per Anzeige vor Augen geführt und die genauere Interaktion ermöglicht. Als GUI-Framework wurde Pyglet ausgewählt. </text:p>
      <text:p text:style-name="P7"/>
      <text:p text:style-name="P7"/>
      <text:p text:style-name="P2"/>
      <text:p text:style-name="P2"/>
      <text:p text:style-name="P2"><text:soft-page-break/>Einschränkungen</text:p>
      <text:p text:style-name="P7">-<text:span text:style-name="T5">Achsenerkennung</text:span></text:p>
      <text:p text:style-name="P13">-Performanceprobleme</text:p>
      <text:p text:style-name="P13">-<text:span text:style-name="T6">File-Auswahl</text:span></text:p>
      <text:p text:style-name="P13"/>
      <text:p text:style-name="P3">Ausblick</text:p>
      <text:p text:style-name="P7"/>
      <text:p text:style-name="P7">Die grafische Benutzeroberfläche wurde für den Prototyp erstellt und stellt lediglich die grundlegendsten Funktionen zur Verfügung. Es wäre vorstellbar diese zu erweitern. Beispielsweise könnten die visuellen Feedbacks auf Benutzereingaben erweitert werden, um die Bedienung noch intuitiver zu gestalten. Des Weiteren sollten die Audiofiles dynamisch auswählbar sein. Man könnte ebenso darüber nachdenken, die Standartgeschwindigkeit für beide Audiospuren separat einstellen zu können. <text:s/><text:span text:style-name="T6">Im Bezug auf die zweite Audiospur wäre es zusätzlich denkbar, auf diese ebenfalls mit Gesten einen Effekt zu legen. Konkret könnte dadurch beispielsweise ein zweiter Turntable zum Scratchen realisiert werden. </text:span></text:p>
      <text:p text:style-name="P7">In Aussicht steht außerdem die Möglichkeit das System mit einer erweiterten, generischen Schnittstelle zur Steuerung digitaler Audioeffekte zu versehen, um den Einsatzbereich auszuweiten.</text:p>
      <text:p text:style-name="P7"/>
      <text:p text:style-name="P7"/>
      <text:p text:style-name="P3">Evaluation</text:p>
      <text:p text:style-name="P7"/>
      <text:p text:style-name="P9">Da versucht wird, möglichst nah an das Verhalten eines echten Plattenspielers zu kommen, wäre eine Evaluation mit Personen, welche die Verwendung kennen und einschätzen können am vielversprechendsten. Um den Live Einsatz zu testen wäre eine Einschätzung durch z.B. mehrere DJs wünschenswert, auch um Meinungen über mögliche nützliche Erweiterungen des Systems zu erhalten.</text:p>
      <text:p text:style-name="P7"/>
      <text:p text:style-name="P7"/>
      <text:p text:style-name="P3">Konklusion</text:p>
      <text:p text:style-name="P7"/>
      <text:p text:style-name="P7"/>
      <text:p text:style-name="P3">Referenzen</text:p>
      <text:p text:style-name="P5"><text:soft-page-break/></text:p>
      <text:p text:style-name="P5"/>
      <text:p text:style-name="P5"/>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2pt" fo:letter-spacing="normal" fo:language="de" fo:country="DE" fo:font-style="normal" fo:text-shadow="none"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name-asian="Microsoft YaHei"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apple-converted-space" style:family="text" style:parent-style-name="Absatz-Standardschriftart"/>
    <style:style style:name="meaningcontent" style:family="text" style:parent-style-name="Absatz-Standardschriftar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Windows_x86 LibreOffice_project/7e4286b58adc75a14f6d83f53a03b6c11fa2903</meta:generator>
    <meta:initial-creator>samy</meta:initial-creator>
    <meta:creation-date>2014-01-15T16:09:00Z</meta:creation-date>
    <dc:date>2014-01-21T11:17:51.311000000</dc:date>
    <meta:editing-cycles>4</meta:editing-cycles>
    <meta:editing-duration>P0D</meta:editing-duration>
    <meta:document-statistic meta:table-count="0" meta:image-count="0" meta:object-count="0" meta:page-count="6" meta:paragraph-count="58" meta:word-count="1058" meta:character-count="8659" meta:non-whitespace-character-count="7632"/>
    <meta:template xlink:type="simple" xlink:actuate="onRequest" xlink:title="" xlink:href="../AirScratch%20-%20Paper.odt/Normal.dotm"/>
  </office:meta>
</office:document-meta>
</file>